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rsid="001efbf8" officeooo:paragraph-rsid="001efbf8" style:font-size-asian="14pt" style:font-size-complex="14pt"/>
    </style:style>
    <style:style style:name="P2" style:family="paragraph" style:parent-style-name="Standard">
      <style:text-properties fo:font-size="14pt" officeooo:rsid="001efbf8" officeooo:paragraph-rsid="001f5f28" style:font-size-asian="14pt" style:font-size-complex="14pt"/>
    </style:style>
    <style:style style:name="P3" style:family="paragraph" style:parent-style-name="Standard" style:list-style-name="L1">
      <style:text-properties fo:font-size="14pt" officeooo:rsid="001f5f28" officeooo:paragraph-rsid="001fe413" style:font-size-asian="14pt" style:font-size-complex="14pt"/>
    </style:style>
    <style:style style:name="P4" style:family="paragraph" style:parent-style-name="Standard" style:list-style-name="L1">
      <style:text-properties fo:font-size="14pt" officeooo:rsid="001fe413" officeooo:paragraph-rsid="001fe413" style:font-size-asian="14pt" style:font-size-complex="14pt"/>
    </style:style>
    <style:style style:name="P5" style:family="paragraph" style:parent-style-name="Standard" style:list-style-name="L1">
      <style:text-properties fo:font-size="14pt" officeooo:rsid="001fe413" officeooo:paragraph-rsid="0021df79" style:font-size-asian="14pt" style:font-size-complex="14pt"/>
    </style:style>
    <style:style style:name="P6" style:family="paragraph" style:parent-style-name="Standard">
      <style:text-properties fo:font-size="14pt" officeooo:rsid="001fe413" officeooo:paragraph-rsid="001fe413" style:font-size-asian="14pt" style:font-size-complex="14pt"/>
    </style:style>
    <style:style style:name="P7" style:family="paragraph" style:parent-style-name="Standard" style:list-style-name="L1">
      <style:text-properties fo:font-size="14pt" officeooo:rsid="0022b8c6" officeooo:paragraph-rsid="0022b8c6" style:font-size-asian="14pt" style:font-size-complex="14pt"/>
    </style:style>
    <style:style style:name="P8" style:family="paragraph" style:parent-style-name="Standard" style:list-style-name="L1">
      <style:text-properties fo:font-size="14pt" officeooo:rsid="0022b8c6" officeooo:paragraph-rsid="0023877a" style:font-size-asian="14pt" style:font-size-complex="14pt"/>
    </style:style>
    <style:style style:name="P9" style:family="paragraph" style:parent-style-name="Standard">
      <style:text-properties fo:font-size="14pt" officeooo:rsid="0022b8c6" officeooo:paragraph-rsid="0022b8c6" style:font-size-asian="14pt" style:font-size-complex="14pt"/>
    </style:style>
    <style:style style:name="P10" style:family="paragraph" style:parent-style-name="Standard" style:list-style-name="L1">
      <style:text-properties fo:font-size="14pt" officeooo:rsid="0023877a" officeooo:paragraph-rsid="0023877a" style:font-size-asian="14pt" style:font-size-complex="14pt"/>
    </style:style>
    <style:style style:name="P11" style:family="paragraph" style:parent-style-name="Standard" style:list-style-name="L1" style:master-page-name="">
      <style:paragraph-properties fo:margin-left="0.5in" fo:margin-right="0in" fo:text-indent="-0.25in" style:auto-text-indent="false" style:page-number="auto"/>
      <style:text-properties fo:font-size="14pt" officeooo:rsid="001fe413" officeooo:paragraph-rsid="001fe413" style:font-size-asian="14pt" style:font-size-complex="14pt"/>
    </style:style>
    <style:style style:name="P12" style:family="paragraph" style:parent-style-name="Standard" style:list-style-name="L1" style:master-page-name="">
      <style:paragraph-properties fo:margin-left="0.5in" fo:margin-right="0in" fo:text-indent="-0.25in" style:auto-text-indent="false" style:page-number="auto"/>
      <style:text-properties fo:font-size="14pt" officeooo:rsid="001fe413" officeooo:paragraph-rsid="00223c0b" style:font-size-asian="14pt" style:font-size-complex="14pt"/>
    </style:style>
    <style:style style:name="P13" style:family="paragraph" style:parent-style-name="Standard" style:list-style-name="L1">
      <style:paragraph-properties fo:margin-left="0.5in" fo:margin-right="0in" fo:text-indent="-0.25in" style:auto-text-indent="false"/>
      <style:text-properties fo:font-size="14pt" officeooo:rsid="001fe413" officeooo:paragraph-rsid="0021df79" style:font-size-asian="14pt" style:font-size-complex="14pt"/>
    </style:style>
    <style:style style:name="P14" style:family="paragraph" style:parent-style-name="Standard" style:list-style-name="L1">
      <style:paragraph-properties fo:margin-left="0.5in" fo:margin-right="0in" fo:text-indent="-0.25in" style:auto-text-indent="false"/>
      <style:text-properties fo:font-size="14pt" officeooo:rsid="001fe413" officeooo:paragraph-rsid="00223c0b" style:font-size-asian="14pt" style:font-size-complex="14pt"/>
    </style:style>
    <style:style style:name="P15" style:family="paragraph" style:parent-style-name="Standard" style:list-style-name="L1">
      <style:paragraph-properties fo:margin-left="0.25in" fo:margin-right="0in" fo:text-indent="0in" style:auto-text-indent="false"/>
      <style:text-properties fo:font-size="14pt" officeooo:rsid="001fe413" officeooo:paragraph-rsid="00223c0b" style:font-size-asian="14pt" style:font-size-complex="14pt"/>
    </style:style>
    <style:style style:name="P16" style:family="paragraph" style:parent-style-name="Standard" style:list-style-name="L1" style:master-page-name="">
      <style:paragraph-properties fo:margin-left="0.4366in" fo:margin-right="0in" fo:text-indent="-0.25in" style:auto-text-indent="false" style:page-number="auto"/>
      <style:text-properties fo:font-size="14pt" officeooo:rsid="001fe413" officeooo:paragraph-rsid="00223c0b" style:font-size-asian="14pt" style:font-size-complex="14pt"/>
    </style:style>
    <style:style style:name="P17" style:family="paragraph" style:parent-style-name="Standard" style:list-style-name="L1" style:master-page-name="">
      <style:paragraph-properties fo:margin-left="0.4366in" fo:margin-right="0in" fo:text-indent="-0.25in" style:auto-text-indent="false" style:page-number="auto"/>
      <style:text-properties fo:font-size="14pt" officeooo:rsid="001fe413" officeooo:paragraph-rsid="0022b8c6" style:font-size-asian="14pt" style:font-size-complex="14pt"/>
    </style:style>
    <style:style style:name="P18" style:family="paragraph" style:parent-style-name="Standard" style:list-style-name="L1">
      <style:paragraph-properties fo:margin-left="0.4366in" fo:margin-right="0in" fo:text-indent="-0.25in" style:auto-text-indent="false"/>
      <style:text-properties fo:font-size="14pt" officeooo:rsid="001fe413" officeooo:paragraph-rsid="00223c0b" style:font-size-asian="14pt" style:font-size-complex="14pt"/>
    </style:style>
    <style:style style:name="P19" style:family="paragraph" style:parent-style-name="Standard" style:list-style-name="L1">
      <style:paragraph-properties fo:margin-left="0.4366in" fo:margin-right="0in" fo:text-indent="-0.25in" style:auto-text-indent="false"/>
      <style:text-properties fo:font-size="14pt" officeooo:rsid="001fe413" officeooo:paragraph-rsid="0022b8c6" style:font-size-asian="14pt" style:font-size-complex="14pt"/>
    </style:style>
    <style:style style:name="P20" style:family="paragraph" style:parent-style-name="Standard">
      <style:paragraph-properties fo:margin-left="0.4366in" fo:margin-right="0in" fo:text-indent="-0.25in" style:auto-text-indent="false"/>
      <style:text-properties fo:font-size="14pt" officeooo:rsid="001fe413" officeooo:paragraph-rsid="00223c0b" style:font-size-asian="14pt" style:font-size-complex="14pt"/>
    </style:style>
    <style:style style:name="P21" style:family="paragraph" style:parent-style-name="Header">
      <style:text-properties officeooo:rsid="001efbf8" officeooo:paragraph-rsid="001efbf8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fo:font-weight="normal" officeooo:rsid="001f5f28" style:font-weight-asian="normal" style:font-weight-complex="normal"/>
    </style:style>
    <style:style style:name="T3" style:family="text">
      <style:text-properties style:text-position="super 58%" fo:font-weight="normal" officeooo:rsid="001fe413" style:font-weight-asian="normal" style:font-weight-complex="normal"/>
    </style:style>
    <style:style style:name="T4" style:family="text">
      <style:text-properties style:text-position="super 58%" fo:font-weight="normal" officeooo:rsid="0023877a" style:font-weight-asian="normal" style:font-weight-complex="normal"/>
    </style:style>
    <style:style style:name="T5" style:family="text">
      <style:text-properties style:text-position="super 58%" fo:font-size="16pt" fo:font-weight="bold" officeooo:rsid="001f5f28" style:font-size-asian="16pt" style:font-weight-asian="bold" style:font-size-complex="16pt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1f5f28" style:font-weight-asian="normal" style:font-weight-complex="normal"/>
    </style:style>
    <style:style style:name="T9" style:family="text">
      <style:text-properties style:text-position="0% 100%" fo:font-weight="normal" officeooo:rsid="001fe413" style:font-weight-asian="normal" style:font-weight-complex="normal"/>
    </style:style>
    <style:style style:name="T10" style:family="text">
      <style:text-properties style:text-position="0% 100%" fo:font-weight="normal" officeooo:rsid="0023877a" style:font-weight-asian="normal" style:font-weight-complex="normal"/>
    </style:style>
    <style:style style:name="T11" style:family="text">
      <style:text-properties style:text-position="0% 100%" fo:font-size="16pt" fo:font-weight="bold" officeooo:rsid="001f5f28" style:font-size-asian="16pt" style:font-weight-asian="bold" style:font-size-complex="16pt" style:font-weight-complex="bold"/>
    </style:style>
    <style:style style:name="T12" style:family="text">
      <style:text-properties style:text-position="0% 100%" officeooo:rsid="00223c0b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877a" style:font-weight-asian="bold" style:font-weight-complex="bold"/>
    </style:style>
    <style:style style:name="T16" style:family="text">
      <style:text-properties fo:font-weight="bold" officeooo:rsid="0022b8c6"/>
    </style:style>
    <style:style style:name="T17" style:family="text">
      <style:text-properties fo:font-weight="normal" officeooo:rsid="0022b8c6" style:font-weight-asian="normal" style:font-weight-complex="normal"/>
    </style:style>
    <style:style style:name="T18" style:family="text">
      <style:text-properties fo:font-weight="normal" officeooo:rsid="0023877a" style:font-weight-asian="normal" style:font-weight-complex="normal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text-position="sub 58%" fo:font-weight="normal" officeooo:rsid="001fe413" style:font-weight-asian="normal" style:font-weight-complex="normal"/>
    </style:style>
    <style:style style:name="T21" style:family="text">
      <style:text-properties style:text-position="33% 80%"/>
    </style:style>
    <style:style style:name="T22" style:family="text">
      <style:text-properties style:text-position="33% 80%" fo:font-weight="bold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23c0b"/>
    </style:style>
    <style:style style:name="T25" style:family="text">
      <style:text-properties officeooo:rsid="0021df79"/>
    </style:style>
    <style:style style:name="T26" style:family="text">
      <style:text-properties officeooo:rsid="00223c0b"/>
    </style:style>
    <style:style style:name="T27" style:family="text">
      <style:text-properties officeooo:rsid="0022b8c6"/>
    </style:style>
    <style:style style:name="T28" style:family="text">
      <style:text-properties officeooo:rsid="002387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5552786789426811530" text:style-name="L1">
        <text:list-item>
          <text:p text:style-name="P1">Using Mersenne prime for my attempted guess, <text:s/><text:span text:style-name="T7">2</text:span><text:span text:style-name="T2">500</text:span><text:span text:style-name="T8"> operations will be taken for the task. So the answer is:</text:span></text:p>
          <text:p text:style-name="P1"><text:span text:style-name="T8"/></text:p>
        </text:list-item>
      </text:list>
      <text:p text:style-name="P2"><text:span text:style-name="T8"><text:tab/><text:tab/></text:span><text:span text:style-name="T11">d.<text:tab/>2</text:span><text:span text:style-name="T5">500</text:span></text:p>
      <text:p text:style-name="P2"><text:span text:style-name="T8"><text:s/></text:span></text:p>
      <text:list xml:id="list233412883582943" text:continue-numbering="true" text:style-name="L1">
        <text:list-item>
          <text:p text:style-name="P3"><text:span text:style-name="T7">True. Let f</text:span><text:span text:style-name="T19">1</text:span><text:span text:style-name="T7">(x) = </text:span><text:span text:style-name="T9">(2x</text:span><text:span text:style-name="T3">2</text:span><text:span text:style-name="T9"> + 3x + 1) and </text:span><text:span text:style-name="T7">f</text:span><text:span text:style-name="T20">2</text:span><text:span text:style-name="T7">(x) = </text:span><text:span text:style-name="T9">(x</text:span><text:span text:style-name="T3">2</text:span><text:span text:style-name="T9"> - 7x – 4) where g(x) = O(x</text:span><text:span text:style-name="T3">2</text:span><text:span text:style-name="T9">). Then</text:span></text:p>
          <text:p text:style-name="P3"><text:span text:style-name="T9">f</text:span><text:span text:style-name="T20">1</text:span><text:span text:style-name="T9">(x) + </text:span><text:span text:style-name="T7">f</text:span><text:span text:style-name="T20">2</text:span><text:span text:style-name="T7">(x) </text:span><text:span text:style-name="T9">= [(2x</text:span><text:span text:style-name="T3">2</text:span><text:span text:style-name="T9"> + 3x + 1) + (x</text:span><text:span text:style-name="T3">2</text:span><text:span text:style-name="T9"> - 7x – 4)] = (3x</text:span><text:span text:style-name="T3">2</text:span><text:span text:style-name="T9"> – 4x -3), which is still <text:s/>O(x</text:span><text:span text:style-name="T3">2</text:span><text:span text:style-name="T9">).</text:span></text:p>
        </text:list-item>
      </text:list>
      <text:p text:style-name="P6"><text:span text:style-name="T7"/></text:p>
      <text:list xml:id="list233413114925191" text:continue-numbering="true" text:style-name="L1">
        <text:list-item>
          <text:p text:style-name="P5">n is the exponent = 1048576, y = 1 and x ≡ 3 mod 7 = 3</text:p>
          <text:p text:style-name="P5"><text:line-break/><text:span text:style-name="T23">n = 1048576 is even, </text:span><text:s/>keep y = 1 as is<text:line-break/>next sub step, <text:s/>determine x<text:span text:style-name="T21">2</text:span> mod p<text:line-break/>x<text:span text:style-name="T21">2</text:span> mod p = 3<text:span text:style-name="T21">2</text:span> mod 7<text:line-break/>x<text:span text:style-name="T21">2</text:span> mod p = 9 mod 7<text:line-break/>9 mod 7 = 2, <text:s/>reset x to 2<text:line-break/><text:line-break/>Then, cut n in half and take the integer value:</text:p>
          <text:p text:style-name="P4"/>
          <text:p text:style-name="P4"><text:s/><text:tab/><text:tab/>1048576 ÷ 2 = 524288<text:line-break/><text:line-break/><text:span text:style-name="T23">n = 524288 is even</text:span><text:line-break/>524288 is even, keep y = 1 as is<text:line-break/>next sub step, determine x<text:span text:style-name="T21">2</text:span> mod p<text:line-break/>x<text:span text:style-name="T21">2</text:span> mod p = 2<text:span text:style-name="T21">2</text:span> mod 7<text:line-break/>x<text:span text:style-name="T21">2</text:span> mod p = 4 mod 7<text:line-break/>4 mod 7 = 4, reset x to this value<text:line-break/><text:line-break/>Then, cut n in half and take the integer value:</text:p>
          <text:p text:style-name="P4"/>
          <text:list>
            <text:list-header>
              <text:p text:style-name="P4"><text:s/><text:tab/><text:tab/>524288 ÷ 2 = 262144</text:p>
              <text:p text:style-name="P11"/>
              <text:p text:style-name="P13"><text:span text:style-name="T23">n = 262144 is even</text:span><text:line-break/>262144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4<text:span text:style-name="T21">2</text:span> mod 7<text:line-break/><text:span text:style-name="T25">x</text:span><text:span text:style-name="T21">2</text:span> mod p = 16 mod 7<text:line-break/>16 mod 7 = 2, reset <text:span text:style-name="T25">x</text:span> to this value<text:line-break/><text:soft-page-break/><text:line-break/>The<text:span text:style-name="T25">n</text:span>, cut n in half and take the integer value:</text:p>
              <text:p text:style-name="P13"/>
              <text:p text:style-name="P13"><text:s/><text:tab/><text:tab/><text:tab/>262144 ÷ 2 = 131072<text:line-break/><text:line-break/><text:span text:style-name="T23">n = 131072 is even</text:span><text:line-break/>131072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2<text:span text:style-name="T21">2</text:span> mod 7<text:line-break/><text:span text:style-name="T25">x</text:span><text:span text:style-name="T21">2</text:span> mod p = 4 mod 7<text:line-break/>4 mod 7 = 4, reset <text:span text:style-name="T25">x</text:span> to this value<text:line-break/><text:line-break/>The<text:span text:style-name="T25">n,</text:span> cut n in half and take the integer value:</text:p>
              <text:p text:style-name="P13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4"/><text:tab/><text:tab/><text:tab/>131072 ÷ 2 = 65536<text:line-break/><text:line-break/><text:span text:style-name="T23">n = 65536 is even</text:span><text:line-break/>65536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4<text:span text:style-name="T21">2</text:span> mod 7<text:line-break/><text:span text:style-name="T25">x</text:span><text:span text:style-name="T21">2</text:span> mod p = 16 mod 7<text:line-break/>16 mod 7 = 2, reset <text:span text:style-name="T25">x</text:span> to this value<text:line-break/><text:line-break/>The<text:span text:style-name="T25">n,</text:span> cut n in half and take the integer value : 65536 ÷ 2 = 32768<text:line-break/><text:line-break/><text:span text:style-name="T23">n = 32768 is even</text:span><text:line-break/>32768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2<text:span text:style-name="T21">2</text:span> mod 7<text:line-break/><text:span text:style-name="T25">x</text:span><text:span text:style-name="T21">2</text:span> mod p = 4 mod 7<text:line-break/>4 mod 7 = 4, reset <text:span text:style-name="T25">x</text:span> to this value<text:line-break/><text:line-break/>The<text:span text:style-name="T25">n,</text:span> cut n in half and take the integer value: 32768 ÷ 2 = 16384<text:line-break/><text:line-break/><text:span text:style-name="T23">n = 16384 is even</text:span><text:line-break/>16384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4<text:span text:style-name="T21">2</text:span> mod 7<text:line-break/><text:soft-page-break/><text:span text:style-name="T25">x</text:span><text:span text:style-name="T21">2</text:span> mod p = 16 mod 7<text:line-break/>16 mod 7 = 2, reset <text:span text:style-name="T25">x</text:span> to this value<text:line-break/><text:line-break/>The<text:span text:style-name="T25">n,</text:span> cut n in half and take the integer value: 16384 ÷ 2 = 8192<text:line-break/><text:line-break/><text:span text:style-name="T23">n = 8192 is even</text:span><text:line-break/>8192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2<text:span text:style-name="T21">2</text:span> mod 7<text:line-break/><text:span text:style-name="T25">x</text:span><text:span text:style-name="T21">2</text:span> mod p = 4 mod 7<text:line-break/>4 mod 7 = 4, reset <text:span text:style-name="T25">x</text:span> to this value<text:line-break/><text:line-break/>The<text:span text:style-name="T25">n,</text:span> cut n in half and take the integer value: 8192 ÷ 2 = 4096<text:line-break/><text:line-break/><text:span text:style-name="T23">n = 4096 is even</text:span><text:line-break/>4096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4<text:span text:style-name="T21">2</text:span> mod 7<text:line-break/><text:span text:style-name="T25">x</text:span><text:span text:style-name="T21">2</text:span> mod p = 16 mod 7<text:line-break/>16 mod 7 = 2, reset <text:span text:style-name="T25">x</text:span> to this value<text:line-break/><text:line-break/>The<text:span text:style-name="T25">n, </text:span>cut n in half and take the integer value: 4096 ÷ 2 = 2048<text:line-break/><text:line-break/><text:span text:style-name="T23">n = 2048 is even</text:span><text:line-break/>2048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2<text:span text:style-name="T21">2</text:span> mod 7<text:line-break/><text:span text:style-name="T25">x</text:span><text:span text:style-name="T21">2</text:span> mod p = 4 mod 7<text:line-break/>4 mod 7 = 4, reset <text:span text:style-name="T25">x</text:span> to this value<text:line-break/><text:line-break/>The<text:span text:style-name="T25">n,</text:span> cut n in half and take the integer value: 2048 ÷ 2 = 1024<text:line-break/><text:line-break/><text:span text:style-name="T23">n = 1024 is even</text:span><text:line-break/>1024 is even, keep y = 1 as is<text:line-break/>next <text:span text:style-name="T25">sub step,</text:span> determine <text:span text:style-name="T25">x</text:span><text:span text:style-name="T21">2</text:span> mod p<text:line-break/><text:span text:style-name="T25">x</text:span><text:span text:style-name="T21">2</text:span> mod p = 4<text:span text:style-name="T21">2</text:span> mod 7<text:line-break/><text:span text:style-name="T25">x</text:span><text:span text:style-name="T21">2</text:span> mod p = 16 mod 7<text:line-break/>16 mod 7 = 2, reset <text:span text:style-name="T25">x</text:span> to this value<text:line-break/><text:soft-page-break/><text:line-break/>The<text:span text:style-name="T25">n,</text:span> cut n in half and take the integer value: 1024 ÷ 2 = 512<text:line-break/><text:line-break/><text:span text:style-name="T23">n = 512 is even</text:span><text:line-break/>512 is even, keep y = 1 as is<text:line-break/>next <text:span text:style-name="T26">sub step, </text:span>determine <text:span text:style-name="T26">x</text:span><text:span text:style-name="T21">2</text:span> mod p<text:line-break/><text:span text:style-name="T26">x</text:span><text:span text:style-name="T21">2</text:span> mod p = 2<text:span text:style-name="T21">2</text:span> mod 7<text:line-break/><text:span text:style-name="T26">x</text:span><text:span text:style-name="T21">2</text:span> mod p = 4 mod 7<text:line-break/>4 mod 7 = 4, reset <text:span text:style-name="T26">x</text:span> to this value<text:line-break/><text:line-break/>The<text:span text:style-name="T26">n</text:span>, cut n in half and take the integer value: 512 ÷ 2 = 256<text:line-break/><text:line-break/><text:span text:style-name="T23">n = 256 is even</text:span><text:line-break/>256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4<text:span text:style-name="T21">2</text:span> mod 7<text:line-break/><text:span text:style-name="T26">x</text:span><text:span text:style-name="T21">2</text:span> mod p = 16 mod 7<text:line-break/>16 mod 7 = 2, reset <text:span text:style-name="T26">x</text:span> to this value<text:line-break/><text:line-break/>The<text:span text:style-name="T26">n,</text:span> cut n in half and take the integer value: 256 ÷ 2 = 128<text:line-break/><text:line-break/><text:span text:style-name="T23">n = 128 is even</text:span><text:line-break/>128 is even, keep y = 1 as is<text:line-break/>next <text:span text:style-name="T26">sub stepc</text:span> determine <text:span text:style-name="T26">x</text:span><text:span text:style-name="T21">2</text:span> mod p<text:line-break/><text:span text:style-name="T26">x</text:span><text:span text:style-name="T21">2</text:span> mod p = 2<text:span text:style-name="T21">2</text:span> mod 7<text:line-break/><text:span text:style-name="T26">x</text:span><text:span text:style-name="T21">2</text:span> mod p = 4 mod 7<text:line-break/>4 mod 7 = 4, so we reset <text:span text:style-name="T26">x</text:span> to this value<text:line-break/><text:line-break/>The<text:span text:style-name="T26">n,</text:span> cut n in half and take the integer value: 128 ÷ 2 = 64<text:line-break/><text:line-break/><text:span text:style-name="T23">n = 64 is even</text:span><text:line-break/>64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4<text:span text:style-name="T21">2</text:span> mod 7<text:line-break/><text:span text:style-name="T26">x</text:span><text:span text:style-name="T21">2</text:span> mod p = 16 mod 7<text:line-break/>16 mod 7 = 2, reset <text:span text:style-name="T26">x</text:span> to this value<text:line-break/><text:line-break/>The<text:span text:style-name="T26">n,</text:span> cut n in half and take the integer value: 64 ÷ 2 = 32<text:line-break/><text:soft-page-break/><text:line-break/><text:span text:style-name="T23">n = </text:span><text:span text:style-name="T24">32</text:span><text:span text:style-name="T23"> is even</text:span><text:line-break/><text:span text:style-name="T26">32</text:span>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<text:span text:style-name="T26">2</text:span><text:span text:style-name="T21">2</text:span> mod 7<text:line-break/><text:span text:style-name="T26">x</text:span><text:span text:style-name="T21">2</text:span> mod p = <text:span text:style-name="T26">4</text:span> mod 7<text:line-break/><text:span text:style-name="T26">4</text:span> mod 7 = <text:span text:style-name="T26">4</text:span>, reset <text:span text:style-name="T26">x</text:span> to this value<text:line-break/><text:line-break/>The<text:span text:style-name="T26">n,</text:span> cut n in half and take the integer value: <text:span text:style-name="T26">32</text:span> ÷ 2 = <text:span text:style-name="T26">16</text:span></text:p>
                                              <text:p text:style-name="P14"/>
                                              <text:p text:style-name="P12"><text:span text:style-name="T23">n = </text:span><text:span text:style-name="T24">16</text:span><text:span text:style-name="T23"> is even</text:span><text:line-break/><text:span text:style-name="T26">16</text:span>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4<text:span text:style-name="T21">2</text:span> mod 7<text:line-break/><text:span text:style-name="T26">x</text:span><text:span text:style-name="T21">2</text:span> mod p = 16 mod 7<text:line-break/>16 mod 7 = 2, reset <text:span text:style-name="T26">x</text:span> to this value<text:line-break/><text:line-break/>The<text:span text:style-name="T26">n,</text:span> cut n in half and take the integer value: <text:span text:style-name="T26">16</text:span> ÷ 2 = <text:span text:style-name="T26">8</text:span></text:p>
                                              <text:p text:style-name="P15"/>
                                              <text:p text:style-name="P16"><text:span text:style-name="T23">n = </text:span><text:span text:style-name="T24">8</text:span><text:span text:style-name="T23"> is even</text:span><text:line-break/><text:span text:style-name="T26">8</text:span>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<text:span text:style-name="T26">2</text:span><text:span text:style-name="T21">2</text:span> mod 7<text:line-break/><text:span text:style-name="T26">x</text:span><text:span text:style-name="T21">2</text:span> mod p = <text:span text:style-name="T26">4</text:span> mod 7<text:line-break/><text:span text:style-name="T26">4</text:span> mod 7 = <text:span text:style-name="T26">4</text:span>, reset <text:span text:style-name="T26">x</text:span> to this value<text:line-break/><text:line-break/>The<text:span text:style-name="T26">n,</text:span> cut n in half and take the integer value: <text:span text:style-name="T26">8</text:span> ÷ 2 = <text:span text:style-name="T26">4</text:span></text:p>
                                              <text:p text:style-name="P18"/>
                                              <text:p text:style-name="P16"><text:span text:style-name="T23">n = </text:span><text:span text:style-name="T24">4</text:span><text:span text:style-name="T23"> is even</text:span><text:line-break/><text:span text:style-name="T26">4</text:span>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4<text:span text:style-name="T21">2</text:span> mod 7<text:line-break/><text:span text:style-name="T26">x</text:span><text:span text:style-name="T21">2</text:span> mod p = 16 mod 7<text:line-break/>16 mod 7 = 2, reset <text:span text:style-name="T26">x</text:span> to this value<text:line-break/><text:line-break/>The<text:span text:style-name="T26">n,</text:span> cut n in half and take the integer value: <text:span text:style-name="T26">4</text:span> ÷ 2 = <text:span text:style-name="T26">2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20"/>
      <text:p text:style-name="P20"/>
      <text:list xml:id="list23341388716273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oft-page-break/><text:span text:style-name="T23">n = </text:span><text:span text:style-name="T24">2</text:span><text:span text:style-name="T23"> is </text:span><text:span text:style-name="T24">even</text:span><text:line-break/><text:span text:style-name="T26">2</text:span> is even, keep y = 1 as is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<text:span text:style-name="T26">2</text:span><text:span text:style-name="T21">2</text:span> mod 7<text:line-break/><text:span text:style-name="T26">x</text:span><text:span text:style-name="T21">2</text:span> mod p = <text:span text:style-name="T26">4</text:span> mod 7<text:line-break/><text:span text:style-name="T27">4</text:span> mod 7 = <text:span text:style-name="T26">4</text:span>, reset <text:span text:style-name="T26">x</text:span> to this value<text:line-break/><text:line-break/>The<text:span text:style-name="T26">n,</text:span> cut n in half and take the integer value: <text:span text:style-name="T26">2</text:span> ÷ 2 = <text:span text:style-name="T26">1</text:span></text:p>
                                              <text:p text:style-name="P18"/>
                                              <text:p text:style-name="P17"><text:span text:style-name="T23">n = </text:span><text:span text:style-name="T24">1</text:span><text:span text:style-name="T23"> is </text:span><text:span text:style-name="T24">odd</text:span><text:line-break/><text:span text:style-name="T26">1</text:span> is <text:span text:style-name="T26">odd</text:span>, <text:span text:style-name="T26">calculate</text:span> <text:span text:style-name="T26">(</text:span>y<text:span text:style-name="T26">x) mod p</text:span><text:line-break/><text:span text:style-name="T12">yx</text:span> mod p = <text:span text:style-name="T26">(1)(4</text:span><text:span text:style-name="T12">)</text:span> mod 7<text:line-break/><text:span text:style-name="T12">yx </text:span>mod p = <text:span text:style-name="T26">4</text:span> mod 7<text:line-break/><text:span text:style-name="T27">4</text:span> mod 7 = <text:span text:style-name="T26">4</text:span>, <text:span text:style-name="T27">now </text:span>reset <text:span text:style-name="T27">y</text:span> to this value<text:line-break/>next <text:span text:style-name="T26">sub step,</text:span> determine <text:span text:style-name="T26">x</text:span><text:span text:style-name="T21">2</text:span> mod p<text:line-break/><text:span text:style-name="T26">x</text:span><text:span text:style-name="T21">2</text:span> mod p = 4<text:span text:style-name="T21">2</text:span> mod 7<text:line-break/><text:span text:style-name="T26">x</text:span><text:span text:style-name="T21">2</text:span> mod p = 16 mod 7<text:line-break/>16 mod 7 = 2, reset <text:span text:style-name="T26">x</text:span> to this value<text:line-break/><text:line-break/>The<text:span text:style-name="T26">n,</text:span> cut n in half and take the integer value: <text:span text:style-name="T27">1</text:span> ÷ 2 = <text:span text:style-name="T27">0</text:span><text:line-break/><text:line-break/>n = 0, y = <text:span text:style-name="T13">4, </text:span><text:span text:style-name="T16">so </text:span><text:span text:style-name="T14">3</text:span><text:span text:style-name="T22">1048576</text:span><text:span text:style-name="T14"> mod 7</text:span> ≡ <text:span text:style-name="T13">4 <text:s text:c="2"/></text:span><text:span text:style-name="T17">(Dreadful).</text:span></text:p>
                                              <text:p text:style-name="P19"><text:span text:style-name="T17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7">Prime factorization of (2</text:span><text:span text:style-name="T1">16</text:span><text:span text:style-name="T7"> − 1) = <text:s/>3 x 5 x 17 x 257</text:span></text:p>
          <text:p text:style-name="P7"><text:span text:style-name="T7"/></text:p>
        </text:list-item>
        <text:list-item>
          <text:p text:style-name="P7"><text:span text:style-name="T7">If </text:span><text:span text:style-name="T6">n</text:span><text:span text:style-name="T7"> is a natural number, then (2</text:span><text:span text:style-name="T1">2n</text:span><text:span text:style-name="T7"> − 1) must be divisible by 3.</text:span></text:p>
          <text:p text:style-name="P8"><text:bookmark text:name="yui_3_17_2_4_1428905910591_1522"/><text:span text:style-name="T18">Definition:</text:span><text:span text:style-name="T15"> </text:span><text:span text:style-name="T14">a</text:span> is divisible by <text:span text:style-name="T14">b</text:span> if <text:span text:style-name="T28">(</text:span>a / b<text:span text:style-name="T28">)</text:span> is a whole number. <text:span text:style-name="T28">So, divisible by 3 means divisible by {0,3,6,9,12,15,...,3(n-1), 3n}.</text:span><text:line-break/><text:span text:style-name="T28">Let n be an arbitrary natural number, say 6, then </text:span><text:span text:style-name="T7">(2</text:span><text:span text:style-name="T1">2n</text:span><text:span text:style-name="T7"> − 1) <text:s/>/ </text:span><text:span text:style-name="T10">3 = <text:s/>(2</text:span><text:span text:style-name="T4">12</text:span><text:span text:style-name="T10"> – 1) / 3 = 1365</text:span>. <text:span text:style-name="T28">Hence, the statement is true.</text:span> </text:p>
        </text:list-item>
      </text:list>
      <text:p text:style-name="P9"/>
      <text:p text:style-name="P9"/>
      <text:p text:style-name="P9"/>
      <text:p text:style-name="P9"/>
      <text:p text:style-name="P9"/>
      <text:list xml:id="list233413686337240" text:continue-numbering="true" text:style-name="L1">
        <text:list-item>
          <text:p text:style-name="P10"><text:span text:style-name="T7">Ran out of time.</text:span></text:p>
        </text:list-item>
        <text:list-item>
          <text:p text:style-name="P10"><text:span text:style-name="T7">Ran out of time. Must turn HW in now.</text:span></text:p>
        </text:list-item>
      </text:list>
      <text:p text:style-name="P9"/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fbf8" officeooo:paragraph-rsid="001efb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243 Online <text:s text:c="2"/><text:tab/>Spring B, 2015<text:tab/>Hieu Ph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1:45:47.222009287</meta:creation-date>
    <dc:date>2015-04-12T23:34:11.849304935</dc:date>
    <meta:editing-duration>PT14M50S</meta:editing-duration>
    <meta:editing-cycles>1</meta:editing-cycles>
    <meta:document-statistic meta:table-count="0" meta:image-count="0" meta:object-count="0" meta:page-count="6" meta:paragraph-count="23" meta:word-count="1482" meta:character-count="5578" meta:non-whitespace-character-count="4050"/>
    <meta:generator>LibreOffice/4.2.7.2$Linux_x86 LibreOffice_project/420m0$Build-2</meta:generator>
  </office:meta>
</office:document-meta>
</file>